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5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1pt" fo:font-style="normal" fo:text-shadow="none" style:text-underline-style="none" fo:font-weight="normal" style:font-name-asian="Segoe UI2" style:font-size-asian="10pt" style:font-style-asian="normal" style:font-weight-asian="normal" style:font-name-complex="Segoe UI2" style:font-size-complex="10pt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P6" style:family="paragraph">
      <style:paragraph-properties fo:margin-left="0cm" fo:margin-right="0cm" fo:margin-top="0cm" fo:margin-bottom="0cm" fo:line-height="100%" fo:text-indent="0cm" style:text-autospace="none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Arial" fo:font-size="24pt" fo:font-style="normal" fo:text-shadow="none" style:text-underline-style="none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Arial" fo:font-size="24pt" fo:font-style="italic" fo:text-shadow="1pt 1pt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1" fo:font-size="32pt" fo:font-style="normal" fo:text-shadow="none" style:text-underline-style="none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T4" style:family="text">
      <style:text-properties fo:color="#000000" style:text-position="super 58%" style:font-name="Segoe UI Semibold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6" style:family="text">
      <style:text-properties fo:color="#000000" style:text-position="super 58%" style:font-name="Segoe UI Semibold" fo:font-size="32pt" fo:font-style="normal" fo:text-shadow="none" style:text-underline-style="none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T7" style:family="text">
      <style:text-properties fo:color="#000000" style:font-name="Segoe UI Semibold" fo:font-size="32pt" fo:font-style="normal" fo:text-shadow="none" style:text-underline-style="none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T8" style:family="text">
      <style:text-properties fo:color="#000000" style:font-name="Arial" fo:font-size="32pt" fo:font-style="normal" fo:text-shadow="none" style:text-underline-style="none" fo:font-weight="normal" style:font-name-asian="Segoe UI2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T9" style:family="text">
      <style:text-properties fo:color="#ffffff" style:font-name="Arial" fo:font-size="32pt" fo:font-style="italic" fo:text-shadow="1pt 1pt" style:text-underline-style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01cm">
          <draw:text-box>
            <text:p text:style-name="P1"><text:span text:style-name="T1">Epistle</text:span></text:p>
            <text:p text:style-name="P1"><text:span text:style-name="T2">Romans 12:9-21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6.684cm" svg:x="1.665cm" svg:y="1.19cm">
          <draw:text-box>
            <text:p text:style-name="P4"><text:span text:style-name="T4">9</text:span><text:span text:style-name="T5">Let love be genuine. Abhor what is evil; hold fast to what is good. </text:span><text:span text:style-name="T4">10</text:span><text:span text:style-name="T5">Love one another with brotherly affection. Outdo one another in showing hon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8cm" svg:height="5.414cm" svg:x="1.665cm" svg:y="1.19cm">
          <draw:text-box>
            <text:p text:style-name="P4"><text:span text:style-name="T4">11</text:span><text:span text:style-name="T5">Do not be slothful in zeal, be fervent in spirit, serve the Lord. </text:span><text:span text:style-name="T4">12</text:span><text:span text:style-name="T5">Rejoice in hope, be patient in tribulation, be constant in prayer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4.892cm" svg:height="7.978cm" svg:x="1.524cm" svg:y="1.166cm">
          <draw:text-box>
            <text:p text:style-name="P6"><text:span text:style-name="T4">13</text:span><text:span text:style-name="T5">Contribute to the needs of the saints and seek to show hospitality. </text:span><text:span text:style-name="T4">14</text:span><text:span text:style-name="T5">Bless those who persecute you; bless and do not curse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7" draw:layer="layout" svg:width="24.892cm" svg:height="6.708cm" svg:x="1.524cm" svg:y="1.166cm">
          <draw:text-box>
            <text:p text:style-name="P6"><text:span text:style-name="T4">15</text:span><text:span text:style-name="T5">Rejoice with those who rejoice, weep with those who weep. </text:span><text:span text:style-name="T4">16</text:span><text:span text:style-name="T5">Live in harmony with one another. Do not be haughty, but associate with the lowly. Never be concei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8" draw:layer="layout" svg:width="24.892cm" svg:height="8.2cm" svg:x="1.524cm" svg:y="1.143cm">
          <draw:text-box>
            <text:p text:style-name="P6"><text:span text:style-name="T6">17</text:span><text:span text:style-name="T7">Repay no one evil for evil, but give thought to do what is honorable in the sight of all. <text:s/></text:span><text:span text:style-name="T6">18</text:span><text:span text:style-name="T7">If possible, so far as it depends on you, live peaceably with all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9" draw:layer="layout" svg:width="25.146cm" svg:height="5.459cm" svg:x="1.27cm" svg:y="0.891cm">
          <draw:text-box>
            <text:p text:style-name="P6"><text:span text:style-name="T4">19</text:span><text:span text:style-name="T5">Beloved, never avenge yourselves, but leave it to the wrath of God, for it is written, “Vengeance is mine, I will repay, says the Lor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9" draw:layer="layout" svg:width="25.146cm" svg:height="6.35cm" svg:x="1.524cm" svg:y="1.016cm">
          <draw:text-box>
            <text:p text:style-name="P6"><text:span text:style-name="T4">20</text:span><text:span text:style-name="T5">To the contrary, “if your enemy is hungry, feed him; if he is thirsty, give him something to drink; for by so doing you will heap burning coals on his head.”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0" draw:text-style-name="P9" draw:layer="layout" svg:width="25.146cm" svg:height="4.191cm" svg:x="1.524cm" svg:y="1.143cm">
          <draw:text-box>
            <text:p text:style-name="P6"><text:span text:style-name="T4">21</text:span><text:span text:style-name="T5">Do not be overcome by evil, but overcome evil with go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Italic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8-29T21:07:15.274000000</meta:creation-date>
    <dc:date>2017-08-31T11:36:49.180000000</dc:date>
    <meta:editing-duration>PT2H18M23S</meta:editing-duration>
    <meta:editing-cycles>11</meta:editing-cycles>
    <meta:generator>LibreOffice/5.4.0.3$Windows_X86_64 LibreOffice_project/7556cbc6811c9d992f4064ab9287069087d7f62c</meta:generator>
    <meta:document-statistic meta:object-count="48"/>
  </office:meta>
</office:document-meta>
</file>